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608cm"/>
    </style:style>
    <style:style style:name="co2" style:family="table-column">
      <style:table-column-properties fo:break-before="auto" style:column-width="16.3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vex h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s/>(Fibonacci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s/>(finit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office:value-type="string" calcext:value-type="string">
            <text:p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/>(computational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s/>( 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s/>(arithmetic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/>(algebraic curves) (analy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/>(group theory, crystallograph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s/>(cellular automat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s/>(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s/>(combinatorics, 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/>(geometry,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office:value-type="string" calcext:value-type="string">
            <text:p><text:s/>(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s/>(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s/>(electro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s/>(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s/>(homolog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. and M. Riesz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s/>(diophanti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s/>(kno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</text:p>
          </table:table-cell>
          <table:table-cell office:value-type="string" calcext:value-type="string">
            <text:p><text:s/>(stationary points) 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quet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abstract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s/>(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lvin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s/>(Banach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s/>(voting metho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s/>(vertex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-cobordism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s/>(algebraic groups, representation theory, 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/>(geometry, 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s/>(ordered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s/>(continuum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s/>(real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s/>(local class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office:value-type="string" calcext:value-type="string">
            <text:p><text:s/>(metr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s/>(convex se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s/>(classical mechan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/>(commutative algebra,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Nullstellensatz</text:p>
          </table:table-cell>
          <table:table-cell office:value-type="string" calcext:value-type="string">
            <text:p><text:s/>(theorem of zeroes) (commutative algebra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/>(topology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office:value-type="string" calcext:value-type="string">
            <text:p><text:s/>(complex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s/>("Density Functional Theory"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s/>(genetic algorith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office:value-type="string" calcext:value-type="string">
            <text:p><text:s/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ormed divisio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entit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s/>(algebra, 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/>(curves, calculus of variation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ackson's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's theorem</text:p>
          </table:table-cell>
          <table:table-cell office:value-type="string" calcext:value-type="string">
            <text:p><text:s/>(multiply transitive groups) 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achurovskii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s/>(paper fol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s/>(Lipschitz continu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/>(recur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office:value-type="string" calcext:value-type="string">
            <text:p><text:s/>(complex manifol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/>(real analysis, approxi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/>(graph theory) (bipartite grap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kinet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set theory) (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s/>(cod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/>(mathematical analysis, 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/>(operator theory,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-balance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/>(mathematical analysis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/>(mathematical analysis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s/>(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/>(fixed points, 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s/>(Li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s/>(3-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/>(algebraic groups, 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/>(number theory, modular arithmet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complex analysis) (entire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conformal mappings) (conformal mapping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Hamiltonian) (Hamiltonian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s/>(semi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s/>(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. Riesz extensio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s/>(enumerative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s/>(p-ad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s/>(singular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s/>(bi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s/>(2D 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 theorem</text:p>
          </table:table-cell>
          <table:table-cell office:value-type="string" calcext:value-type="string">
            <text:p><text:s/>(analysis of algorithms) (recurrence relations, 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s/>(electrical circui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s/>(normed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s/>(topological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s/>(Banach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s/>(financ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38"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/>(algebra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s/>(special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s/>(formal language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chbin's theorem</text:p>
          </table:table-cell>
          <table:table-cell office:value-type="string" calcext:value-type="string">
            <text:p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s/>(ellipt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s/>(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</text:p>
          </table:table-cell>
          <table:table-cell office:value-type="string" calcext:value-type="string">
            <text:p><text:s/>(quadrilateral) 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s/>(fre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s/>(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s/>(philosophy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/>(Lie groups, calculus of variations, differential invariant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/>(calculus of variation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s/>(symplec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s/>(electric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dd numb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s/>(quantum optics) (quantum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s/>(nuclear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office:value-type="string" calcext:value-type="string">
            <text:p><text:s/>(Fourier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s/>(co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s/>(extreme valu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office:value-type="string" calcext:value-type="string">
            <text:p><text:s/>(Fourier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s/>(universal enveloping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s/>(algebraic topology of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s/>(co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Quillen–Suslin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/>(computer science) 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emacher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s/>(convex se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s/>(diophantine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/>(graph theory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s/>(algebra, 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s/>(poli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s/>(local 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s/>(fluid 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/>(ellipt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office:value-type="string" calcext:value-type="string">
            <text:p><text:s/>(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/>(Riemann surfaces, 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Riemann singularity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/>(functional analysis, 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–cobordism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s/>(absolu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s/>(mod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s/>(operator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s/>(generalized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s/>(3-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office:value-type="string" calcext:value-type="string">
            <text:p><text:s/>(convex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s/>(Boolea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s/>(Jorda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s/>(Lie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s/>(differential operato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s/>(probabilistic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s/>(complex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s/>(simple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s/>(continued frac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s/>(combinatorial 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s/>(matri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ley's reciprocity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/>(vector calculus, 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/>(functional analysis, representation theory of the Heisenberg group, quantum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office:value-type="string" calcext:value-type="string">
            <text:p><text:s/>(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s/>(theory of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office:value-type="string" calcext:value-type="string">
            <text:p><text:s/>(convex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s/>(modul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s/>(determina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s/>(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s/>(axiom of choice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kagi existenc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s/>(3-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s/>(amicable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s/>(algebraic variet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/>(electrical circui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s/>(Diophantine equ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s/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s/>(diophantine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s/>(operator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s/>(general topolog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gly duckling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formization theorem (complex analysis, 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approximation theorem (neural networ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coefficient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ixedness theorem (algebraic geomet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liant–Vazirani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Aubel's theorem (quadrilater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der Waerden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Schoote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Vleck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tieghem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gno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a's formulas (quadr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oris–Begle mapping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ogradov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ial theorem (classical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nvergence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verin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–Hahn–Sak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ani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 bicommuta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's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Staudt–Clausen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gn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dhausen'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ter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er's theorem (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little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–Casorati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factoriza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preparation theorem (several complex variables, 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nberg–Witten theorem (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-ordering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hitehead theorem (homotop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mbedding theorem (differential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xtension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immersion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–Graustei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ck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's tauberian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–Ikehara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gner–Eckart theorem (Clebsch–Gordan coefficie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kie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so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t's theorem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d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stenholme's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*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J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horski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riski's mai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ckendorf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berger–Bressou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sigmondy's theorem (number theory)</text:p>
          </table:table-cell>
          <table:table-cell table:number-columns-repeated="4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6"/>
        <table:table-column table:style-name="co10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7" office:value-type="string" calcext:value-type="string">
            <text:p>Institute for Advanced Study</text:p>
          </table:table-cell>
          <table:table-cell table:style-name="ce11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2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264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8:14:36.297048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5T18:34:29.899108809</dc:date>
    <meta:editing-duration>PT13H43M38S</meta:editing-duration>
    <meta:editing-cycles>527</meta:editing-cycles>
    <meta:generator>LibreOffice/7.1.3.2$Linux_X86_64 LibreOffice_project/10$Build-2</meta:generator>
    <meta:document-statistic meta:table-count="8" meta:cell-count="2664" meta:object-count="0"/>
  </office:meta>
</office:document-meta>
</file>